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Exercise 1: Create an interface containing three methods, in its own package. Implement the interface in a different package.</text:p>
      <text:p text:style-name="Standard"/>
      <text:p text:style-name="Standard">Exercise 2: Prove that all the methods in an interface are automatically public.</text:p>
      <text:p text:style-name="Standard"/>
      <text:p text:style-name="Standard">Exercise 3: Create an interface, and inherit two new interfaces from that interface. Multiply inherit a <text:s text:c="2"/>third interface from the second two.</text:p>
      <text:p text:style-name="Standard"/>
      <text:p text:style-name="Standard">Exercise 4: Create three interfaces, each with two methods. Inherit a new interface that combines the three, adding a new method. Create a class by implementing the new interface and also inheriting from a concrete class. Now write four methods, each of which takes one of the four interfaces as an argument. In main( ), create an object of your class and pass it to each of the methods.</text:p>
      <text:p text:style-name="Standard"/>
      <text:p text:style-name="Standard">Exercise 5: Modify the previous exercise by creating an abstract class and inheriting that into the derived cla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57:25.607168500</meta:creation-date>
    <dc:date>2016-08-24T14:13:27.551532600</dc:date>
    <meta:editing-cycles>1</meta:editing-cycles>
    <meta:editing-duration>PT51S</meta:editing-duration>
    <meta:document-statistic meta:table-count="0" meta:image-count="0" meta:object-count="0" meta:page-count="1" meta:paragraph-count="5" meta:word-count="141" meta:character-count="848" meta:non-whitespace-character-count="710"/>
    <meta:generator>LibreOffice/5.1.4.2$Linux_X86_64 LibreOffice_project/10m0$Build-2</meta:generator>
  </office:meta>
</office:document-meta>
</file>